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8.775cm"/>
    </style:style>
    <style:style style:name="pr7" style:family="presentation" style:parent-style-name="oranssi-subtitle">
      <style:graphic-properties draw:fill="solid" draw:fill-color="#ffffff" draw:auto-grow-height="true" fo:min-height="9.853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fo:min-height="14.03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FreeMono"/>
    </style:style>
    <style:style style:name="T10" style:family="text">
      <style:text-properties style:font-name="FreeMono" fo:font-size="26pt" style:font-size-asian="26pt" style:font-size-complex="26pt"/>
    </style:style>
    <style:style style:name="T11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Arquiv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crevendo Caracteres</text:p>
          </draw:text-box>
        </draw:frame>
        <draw:frame presentation:style-name="pr6" draw:text-style-name="P7" draw:layer="layout" svg:width="21.225cm" svg:height="8.775cm" svg:x="3.39cm" svg:y="7.097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01.txt", </text:span><text:span text:style-name="T8">"w"</text:span><text:span text:style-name="T7">);</text:span></text:p>
            <text:p text:style-name="P6"><text:span text:style-name="T7"><text:s text:c="4"/></text:span><text:span text:style-name="T8">fputc</text:span><text:span text:style-name="T7">('a', f);</text:span></text:p>
            <text:p text:style-name="P6"><text:span text:style-name="T7"><text:s text:c="4"/></text:span><text:span text:style-name="T8">fputc</text:span><text:span text:style-name="T7">('b', f);</text:span></text:p>
            <text:p text:style-name="P6"><text:span text:style-name="T7"><text:s text:c="4"/></text:span><text:span text:style-name="T8">fputc</text:span><text:span text:style-name="T7">('c', f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ndo Caracteres</text:p>
          </draw:text-box>
        </draw:frame>
        <draw:frame presentation:style-name="pr7" draw:text-style-name="P7" draw:layer="layout" svg:width="21.225cm" svg:height="9.853cm" svg:x="3.39cm" svg:y="6.558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01.txt", </text:span><text:span text:style-name="T8">"r"</text:span><text:span text:style-name="T7">);</text:span></text:p>
            <text:p text:style-name="P6"><text:span text:style-name="T7"><text:s text:c="4"/></text:span><text:span text:style-name="T7">int v1 = </text:span><text:span text:style-name="T8">fgetc</text:span><text:span text:style-name="T7">(f);</text:span></text:p>
            <text:p text:style-name="P6"><text:span text:style-name="T7"><text:s text:c="4"/></text:span><text:span text:style-name="T7">int v2 = </text:span><text:span text:style-name="T8">fgetc</text:span><text:span text:style-name="T7">(f);</text:span></text:p>
            <text:p text:style-name="P6"><text:span text:style-name="T7"><text:s text:c="4"/></text:span><text:span text:style-name="T7">int v3 = </text:span><text:span text:style-name="T8">fgetc</text:span><text:span text:style-name="T7">(f);</text:span></text:p>
            <text:p text:style-name="P6"><text:span text:style-name="T7"><text:s text:c="4"/></text:span><text:span text:style-name="T7">int v4 = </text:span><text:span text:style-name="T8">fgetc</text:span><text:span text:style-name="T7">(f);</text:span></text:p>
            <text:p text:style-name="P6"><text:span text:style-name="T7"><text:s text:c="4"/></text:span><text:span text:style-name="T7">printf("%d %d %d %d\n", v1, v2, v3, v4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cluir biblioteca: <text:span text:style-name="T9">stdio.h</text:span></text:p>
              </text:list-item>
              <text:list-item>
                <text:p>Abrir arquivo: <text:span text:style-name="T9">fopen</text:span></text:p>
              </text:list-item>
              <text:list-item>
                <text:p>Fechar arquivo: <text:span text:style-name="T9">fclose</text:span></text:p>
              </text:list-item>
              <text:list-item>
                <text:p>Escrever caractere: <text:span text:style-name="T9">fputc</text:span></text:p>
              </text:list-item>
              <text:list-item>
                <text:p>Ler caractere: <text:span text:style-name="T9">fgetc</text:span></text:p>
              </text:list-item>
              <text:list-item>
                <text:p>Fim de arquivo (-1): <text:span text:style-name="T9">EO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1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uma string com <text:span text:style-name="T9">scanf</text:span> (máx 25 caracteres)</text:p>
              </text:list-item>
              <text:list-item>
                <text:p>Escreva a string para um arquivo, caractere a caractere, usando um <text:span text:style-name="T9">for</text:span></text:p>
                <text:list>
                  <text:list-item>
                    <text:p>A função <text:span text:style-name="T9">strlen</text:span> retorna o tamanho de uma string</text:p>
                  </text:list-item>
                  <text:list-item>
                    <text:p>É necessário incluir a biblioteca <text:span text:style-name="T9">string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o arquivo do exercício 8.1, caractere a caractere, para uma string (máx 25 caracteres)</text:p>
              </text:list-item>
              <text:list-item>
                <text:p>Exiba a string li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3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10 strings com <text:span text:style-name="T9">scanf</text:span> (máx 25 caracteres) para um vetor de strings</text:p>
              </text:list-item>
              <text:list-item>
                <text:p>Escreva cada string para um arquivo, caractere a caractere, usando um <text:span text:style-name="T9">for</text:span> dentro de outro <text:span text:style-name="T9">f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4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Altere o exercício 8.1 e 8.3 para usar a função a seguir a ser definida:</text:p>
              </text:list-item>
              <text:list-item>
                <text:p><text:span text:style-name="T10">void escreva_string (FILE* f, char* str);</text:span></text:p>
              </text:list-item>
              <text:list-item>
                <text:p>A função recebe um arquivo e uma string e escreve a string no arquivo, caractere a caract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crevendo em “Binário”</text:p>
          </draw:text-box>
        </draw:frame>
        <draw:frame presentation:style-name="pr6" draw:text-style-name="P7" draw:layer="layout" svg:width="21.225cm" svg:height="16.551cm" svg:x="3.39cm" svg:y="4.108cm">
          <draw:text-box>
            <text:p text:style-name="P6"><text:span text:style-name="T11">#include &lt;stdio.h&gt;</text:span></text:p>
            <text:p text:style-name="P6"><text:span text:style-name="T11">#include &lt;string.h&gt;</text:span></text:p>
            <text:p text:style-name="P6"><text:span text:style-name="T7"/></text:p>
            <text:p text:style-name="P6"><text:span text:style-name="T11">struct Data {</text:span></text:p>
            <text:p text:style-name="P6"><text:span text:style-name="T11"><text:s text:c="4"/></text:span><text:span text:style-name="T11">char dia;</text:span></text:p>
            <text:p text:style-name="P6"><text:span text:style-name="T11"><text:s text:c="4"/></text:span><text:span text:style-name="T11">char mes;</text:span></text:p>
            <text:p text:style-name="P6"><text:span text:style-name="T11"><text:s text:c="4"/></text:span><text:span text:style-name="T11">char ano;</text:span></text:p>
            <text:p text:style-name="P6"><text:span text:style-name="T11">};</text:span></text:p>
            <text:p text:style-name="P6"><text:span text:style-name="T7"/></text:p>
            <text:p text:style-name="P6"><text:span text:style-name="T11">int main (void) {</text:span></text:p>
            <text:p text:style-name="P6"><text:span text:style-name="T11"><text:s text:c="4"/></text:span><text:span text:style-name="T11">int <text:s/>v1 <text:s text:c="2"/>= 0x12345678;</text:span></text:p>
            <text:p text:style-name="P6"><text:span text:style-name="T11"><text:s text:c="4"/></text:span><text:span text:style-name="T11">char v2[] = "Felipe Moura";</text:span></text:p>
            <text:p text:style-name="P6"><text:span text:style-name="T11"><text:s text:c="4"/></text:span><text:span text:style-name="T11">struct Data v3 = { 11, 7, 18 };</text:span></text:p>
            <text:p text:style-name="P6"><text:span text:style-name="T7"/></text:p>
            <text:p text:style-name="P6"><text:span text:style-name="T11"><text:s text:c="4"/></text:span><text:span text:style-name="T12">FILE</text:span><text:span text:style-name="T11">* f = </text:span><text:span text:style-name="T12">fopen</text:span><text:span text:style-name="T11">("arq-03.bin", "</text:span><text:span text:style-name="T12">wb</text:span><text:span text:style-name="T11">");</text:span></text:p>
            <text:p text:style-name="P6"><text:span text:style-name="T11"><text:s text:c="4"/></text:span><text:span text:style-name="T12">fwrite</text:span><text:span text:style-name="T11">(&amp;v1, </text:span><text:span text:style-name="T12">sizeof</text:span><text:span text:style-name="T11">(int), <text:s/>1, <text:s text:c="9"/>f);</text:span></text:p>
            <text:p text:style-name="P6"><text:span text:style-name="T11"><text:s text:c="4"/></text:span><text:span text:style-name="T12">fwrite</text:span><text:span text:style-name="T11">(&amp;v2, </text:span><text:span text:style-name="T12">sizeof</text:span><text:span text:style-name="T11">(char), strlen(v2), f);</text:span></text:p>
            <text:p text:style-name="P6"><text:span text:style-name="T11"><text:s text:c="4"/></text:span><text:span text:style-name="T12">fwrite</text:span><text:span text:style-name="T11">(&amp;v3, </text:span><text:span text:style-name="T12">sizeof</text:span><text:span text:style-name="T11">(struct Data), 1, <text:s text:c="2"/>f);</text:span></text:p>
            <text:p text:style-name="P6"><text:span text:style-name="T11"><text:s text:c="4"/></text:span><text:span text:style-name="T12">fclose</text:span><text:span text:style-name="T11">(f);</text:span></text:p>
            <text:p text:style-name="P6"><text:span text:style-name="T7"/></text:p>
            <text:p text:style-name="P6"><text:span text:style-name="T11"><text:s text:c="4"/></text:span><text:span text:style-name="T11">return 0;</text:span></text:p>
            <text:p text:style-name="P6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ndo Caracteres</text:p>
          </draw:text-box>
        </draw:frame>
        <draw:frame presentation:style-name="pr7" draw:text-style-name="P7" draw:layer="layout" svg:width="21.225cm" svg:height="9.853cm" svg:x="3.39cm" svg:y="6.558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01.txt", </text:span><text:span text:style-name="T8">"r"</text:span><text:span text:style-name="T7">);</text:span></text:p>
            <text:p text:style-name="P6"><text:span text:style-name="T7"><text:s text:c="4"/></text:span><text:span text:style-name="T7">int v1 = </text:span><text:span text:style-name="T8">fgetc</text:span><text:span text:style-name="T7">(f);</text:span></text:p>
            <text:p text:style-name="P6"><text:span text:style-name="T7"><text:s text:c="4"/></text:span><text:span text:style-name="T7">int v2 = </text:span><text:span text:style-name="T8">fgetc</text:span><text:span text:style-name="T7">(f);</text:span></text:p>
            <text:p text:style-name="P6"><text:span text:style-name="T7"><text:s text:c="4"/></text:span><text:span text:style-name="T7">int v3 = </text:span><text:span text:style-name="T8">fgetc</text:span><text:span text:style-name="T7">(f);</text:span></text:p>
            <text:p text:style-name="P6"><text:span text:style-name="T7"><text:s text:c="4"/></text:span><text:span text:style-name="T7">int v4 = </text:span><text:span text:style-name="T8">fgetc</text:span><text:span text:style-name="T7">(f);</text:span></text:p>
            <text:p text:style-name="P6"><text:span text:style-name="T7"><text:s text:c="4"/></text:span><text:span text:style-name="T7">printf("%d %d %d %d\n", v1, v2, v3, v4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41</meta:editing-cycles>
    <meta:editing-duration>P59DT2H52M56S</meta:editing-duration>
    <meta:initial-creator>chico </meta:initial-creator>
    <dc:date>2018-07-10T13:41:27.752319916</dc:date>
    <meta:document-statistic meta:object-count="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